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IntenseQuote" style:master-page-name="MP0" style:family="paragraph">
      <style:paragraph-properties fo:break-before="page"/>
    </style:style>
    <style:style style:name="P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7" style:parent-style-name="Normal" style:family="paragraph">
      <style:paragraph-properties fo:text-align="justify" fo:margin-top="0.0416in" fo:margin-bottom="0.0694in" style:line-height-at-least="0.2187in" fo:background-color="#FFFFFF"/>
      <style:text-properties style:font-name="Verdana" style:font-name-asian="Times New Roman" fo:color="#000000" fo:font-size="10pt" style:font-size-asian="10pt" style:font-size-complex="10pt" style:language-asian="fr" style:country-asian="FR"/>
    </style:style>
    <style:style style:name="P8" style:parent-style-name="Normal" style:family="paragraph">
      <style:paragraph-properties fo:text-align="justify" fo:margin-top="0.0416in" fo:margin-bottom="0.0694in" style:line-height-at-least="0.2187in" fo:background-color="#FFFFFF"/>
      <style:text-properties style:font-name="Verdana" style:font-name-asian="Times New Roman" fo:color="#000000" fo:font-size="10pt" style:font-size-asian="10pt" style:font-size-complex="10pt" style:language-asian="fr" style:country-asian="FR"/>
    </style:style>
    <style:style style:name="P9" style:parent-style-name="Normal" style:family="paragraph">
      <style:paragraph-properties fo:text-align="justify" fo:margin-top="0.0416in" fo:margin-bottom="0.0694in" style:line-height-at-least="0.2187in" fo:background-color="#FFFFFF"/>
      <style:text-properties style:font-name="Verdana" style:font-name-asian="Times New Roman" fo:color="#000000" fo:font-size="10pt" style:font-size-asian="10pt" style:font-size-complex="10pt" style:language-asian="fr" style:country-asian="FR"/>
    </style:style>
    <style:style style:name="P10" style:parent-style-name="Normal" style:family="paragraph">
      <style:paragraph-properties fo:text-align="justify" fo:margin-top="0.0416in" fo:margin-bottom="0.0694in" style:line-height-at-least="0.2187in" fo:background-color="#FFFFFF"/>
      <style:text-properties style:font-name="Verdana" style:font-name-asian="Times New Roman" fo:color="#000000" fo:font-size="10pt" style:font-size-asian="10pt" style:font-size-complex="10pt" style:language-asian="fr" style:country-asian="FR"/>
    </style:style>
    <style:style style:name="P11" style:parent-style-name="Normal" style:family="paragraph">
      <style:paragraph-properties fo:text-align="justify" fo:margin-top="0.0416in" fo:margin-bottom="0.0694in" style:line-height-at-least="0.2187in" fo:margin-left="0.5in" fo:background-color="#FFFFFF">
        <style:tab-stops/>
      </style:paragraph-properties>
      <style:text-properties style:font-name="Verdana" style:font-name-asian="Times New Roman" fo:color="#000000" fo:font-size="10pt" style:font-size-asian="10pt" style:font-size-complex="10pt" style:language-asian="fr" style:country-asian="FR"/>
    </style:style>
    <style:style style:name="P1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3" style:parent-style-name="ListParagraph" style:family="paragraph">
      <style:paragraph-properties fo:text-align="justify"/>
      <style:text-properties fo:font-size="12pt" style:font-size-asian="12pt" style:font-size-complex="12pt"/>
    </style:style>
    <style:style style:name="P14" style:parent-style-name="ListParagraph" style:family="paragraph">
      <style:paragraph-properties fo:text-align="justify"/>
      <style:text-properties fo:font-size="12pt" style:font-size-asian="12pt" style:font-size-complex="12pt"/>
    </style:style>
    <style:style style:name="P15" style:parent-style-name="ListParagraph" style:family="paragraph">
      <style:paragraph-properties fo:text-align="justify"/>
      <style:text-properties fo:font-size="12pt" style:font-size-asian="12pt" style:font-size-complex="12pt"/>
    </style:style>
    <style:style style:name="P1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8" style:parent-style-name="Normal" style:family="paragraph">
      <style:paragraph-properties fo:text-align="justify" fo:margin-top="0.0694in" fo:margin-bottom="0.0694in" style:line-height-at-least="0.2916in" fo:background-color="#FFFFFF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19" style:parent-style-name="Normal" style:family="paragraph">
      <style:paragraph-properties fo:text-align="justify" fo:margin-top="0.0694in" fo:margin-bottom="0.0694in" style:line-height-at-least="0.2916in" fo:background-color="#FFFFFF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20" style:parent-style-name="Normal" style:family="paragraph">
      <style:paragraph-properties fo:text-align="justify" fo:margin-top="0.0694in" fo:margin-bottom="0.0694in" style:line-height-at-least="0.2916in" fo:background-color="#FFFFFF"/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21" style:parent-style-name="Normal" style:family="paragraph">
      <style:paragraph-properties fo:text-align="justify" fo:margin-top="0.0694in" fo:margin-bottom="0.0694in" style:line-height-at-least="0.2916in" fo:margin-left="1in" fo:background-color="#FFFFFF">
        <style:tab-stops/>
      </style:paragraph-properties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2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24" style:parent-style-name="Normal" style:family="paragraph">
      <style:paragraph-properties fo:background-color="#FFFFFF"/>
    </style:style>
    <style:style style:name="P25" style:parent-style-name="NormalWeb" style:family="paragraph">
      <style:paragraph-properties fo:text-align="justify" fo:margin-top="0.1666in" fo:margin-bottom="0.1666in" fo:background-color="#FFFFFF"/>
    </style:style>
    <style:style style:name="T26" style:parent-style-name="Strong" style:family="text">
      <style:text-properties style:font-name="Calibri" style:font-name-complex="Calibri" fo:font-weight="normal" style:font-weight-asian="normal" style:font-weight-complex="normal" fo:color="#333333"/>
    </style:style>
    <style:style style:name="P27" style:parent-style-name="NormalWeb" style:family="paragraph">
      <style:paragraph-properties fo:text-align="justify" fo:margin-top="0.1666in" fo:margin-bottom="0.1666in" fo:background-color="#FFFFFF"/>
    </style:style>
    <style:style style:name="T28" style:parent-style-name="Strong" style:family="text">
      <style:text-properties style:font-name="Calibri" style:font-name-complex="Calibri" fo:font-weight="normal" style:font-weight-asian="normal" style:font-weight-complex="normal" fo:color="#333333"/>
    </style:style>
    <style:style style:name="P29" style:parent-style-name="NormalWeb" style:family="paragraph">
      <style:paragraph-properties fo:text-align="justify" fo:margin-top="0.1666in" fo:margin-bottom="0.1666in" fo:background-color="#FFFFFF"/>
    </style:style>
    <style:style style:name="T30" style:parent-style-name="Strong" style:family="text">
      <style:text-properties style:font-name="Calibri" style:font-name-complex="Calibri" fo:font-weight="normal" style:font-weight-asian="normal" style:font-weight-complex="normal" fo:color="#333333"/>
    </style:style>
    <style:style style:name="P31" style:parent-style-name="NormalWeb" style:family="paragraph">
      <style:paragraph-properties fo:text-align="justify" fo:margin-top="0.1666in" fo:margin-bottom="0.1666in" fo:background-color="#FFFFFF"/>
    </style:style>
    <style:style style:name="T32" style:parent-style-name="Strong" style:family="text">
      <style:text-properties style:font-name="Calibri" style:font-name-complex="Calibri" fo:font-weight="normal" style:font-weight-asian="normal" style:font-weight-complex="normal" fo:color="#333333"/>
    </style:style>
    <style:style style:name="P33" style:parent-style-name="NormalWeb" style:family="paragraph">
      <style:paragraph-properties fo:text-align="justify" fo:margin-top="0.1666in" fo:margin-bottom="0.1666in" fo:background-color="#FFFFFF"/>
    </style:style>
    <style:style style:name="T34" style:parent-style-name="Strong" style:family="text">
      <style:text-properties style:font-name="Calibri" style:font-name-complex="Calibri" fo:font-weight="normal" style:font-weight-asian="normal" style:font-weight-complex="normal" fo:color="#333333"/>
    </style:style>
    <style:style style:name="P35" style:parent-style-name="NormalWeb" style:family="paragraph">
      <style:paragraph-properties fo:text-align="justify" fo:margin-top="0.1666in" fo:margin-bottom="0.1666in" fo:background-color="#FFFFFF"/>
    </style:style>
    <style:style style:name="T36" style:parent-style-name="Strong" style:family="text">
      <style:text-properties style:font-name="Calibri" style:font-name-complex="Calibri" fo:font-weight="normal" style:font-weight-asian="normal" style:font-weight-complex="normal" fo:color="#333333"/>
    </style:style>
    <style:style style:name="P37" style:parent-style-name="NormalWeb" style:family="paragraph">
      <style:paragraph-properties fo:text-align="justify" fo:margin-top="0.1666in" fo:margin-bottom="0.1666in" fo:background-color="#FFFFFF"/>
    </style:style>
    <style:style style:name="T38" style:parent-style-name="Strong" style:family="text">
      <style:text-properties style:font-name="Calibri" style:font-name-complex="Calibri" fo:font-weight="normal" style:font-weight-asian="normal" style:font-weight-complex="normal" fo:color="#333333"/>
    </style:style>
    <style:style style:name="P39" style:parent-style-name="NormalWeb" style:family="paragraph">
      <style:paragraph-properties fo:text-align="justify" fo:margin-top="0.1666in" fo:margin-bottom="0.1666in" fo:background-color="#FFFFFF"/>
    </style:style>
    <style:style style:name="T40" style:parent-style-name="Strong" style:family="text">
      <style:text-properties style:font-name="Calibri" style:font-name-complex="Calibri" fo:font-weight="normal" style:font-weight-asian="normal" style:font-weight-complex="normal" fo:color="#333333"/>
    </style:style>
    <style:style style:name="P41" style:parent-style-name="NormalWeb" style:family="paragraph">
      <style:paragraph-properties fo:text-align="justify" fo:margin-top="0.1666in" fo:margin-bottom="0.1666in" fo:background-color="#FFFFFF"/>
    </style:style>
    <style:style style:name="T42" style:parent-style-name="Strong" style:family="text">
      <style:text-properties style:font-name="Calibri" style:font-name-complex="Calibri" fo:font-weight="normal" style:font-weight-asian="normal" style:font-weight-complex="normal" fo:color="#333333"/>
    </style:style>
    <style:style style:name="P43" style:parent-style-name="NormalWeb" style:family="paragraph">
      <style:paragraph-properties fo:text-align="justify" fo:margin-top="0.1666in" fo:margin-bottom="0.1666in" fo:background-color="#FFFFFF"/>
    </style:style>
    <style:style style:name="T44" style:parent-style-name="Strong" style:family="text">
      <style:text-properties style:font-name="Calibri" style:font-name-complex="Calibri" fo:font-weight="normal" style:font-weight-asian="normal" style:font-weight-complex="normal" fo:color="#333333"/>
    </style:style>
    <style:style style:name="P4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8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4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5" style:parent-style-name="Normal" style:family="paragraph">
      <style:paragraph-properties fo:text-align="justify"/>
    </style:style>
    <style:style style:name="P56" style:parent-style-name="Normal" style:family="paragraph">
      <style:paragraph-properties fo:text-align="justify"/>
    </style:style>
    <style:style style:name="P57" style:parent-style-name="Normal" style:family="paragraph">
      <style:paragraph-properties fo:text-align="justify"/>
    </style:style>
  </office:automatic-styles>
  <office:body>
    <office:text text:use-soft-page-breaks="true">
      <text:p text:style-name="P1">Choix de technologie : Node.Js</text:p>
      <text:p text:style-name="P4"/>
      <text:p text:style-name="P5">Nous avons choisi d’utiliser Node.Js comme language principal pour notre projet avec comme infrastructure Express.</text:p>
      <text:p text:style-name="P6">Notre choix c’est porté sur différents points positifs :</text:p>
      <text:list text:style-name="LFO1" text:continue-numbering="true">
        <text:list-item>
          <text:p text:style-name="P7">Node.js est relativement nouveau. Il fournit donc un large choix de<text:s/>nouveaux plugins qui sont conçus selon l’approche architecturale moderne.</text:p>
        </text:list-item>
        <text:list-item>
          <text:p text:style-name="P8">Node.js fournit une structure de programmation qui rend facile à comprendre et à entretenir le code. Cela facilite la structure et l’organisation des tâches des programmeurs.</text:p>
        </text:list-item>
        <text:list-item>
          <text:p text:style-name="P9">Node.js<text:s/>possède une vitesse (en performance) très élevée et c’est le principal avantage de l’utiliser.</text:p>
        </text:list-item>
        <text:list-item>
          <text:p text:style-name="P10">Node.js est utile lorsqu’il il y a de nombreuses connexions car il ne nécessite que peu de mémoire ce qui accélère la vitesse.</text:p>
        </text:list-item>
      </text:list>
      <text:p text:style-name="P11"/>
      <text:p text:style-name="P12">Nous hésitions avec le langage PHP mais Node était le bon choix pour nous car :</text:p>
      <text:list text:style-name="LFO2" text:continue-numbering="true">
        <text:list-item>
          <text:p text:style-name="P13">Node.js est plus sécurisé que PHP. En fait, le principal problème avec PHP est la sécurité et beaucoup d’alternatives ont été lancées au cours des dernières années pour surmonter avec cela.</text:p>
        </text:list-item>
        <text:list-item>
          <text:p text:style-name="P14">La majorité du groupe ne connaissait pas le PHP et se sentait plus à l’aise avec le JavaScript pour ce projet.</text:p>
        </text:list-item>
        <text:list-item>
          <text:p text:style-name="P15"/>
        </text:list-item>
      </text:list>
      <text:p text:style-name="P16">Pourquoi choisir Express ?</text:p>
      <text:p text:style-name="P17">Lors du workshop sur Node.js, le framework Express.js a été mis en valeur pour des attraits qui nous intéressent sur ce projet :</text:p>
      <text:list text:style-name="LFO3" text:continue-numbering="true">
        <text:list-item>
          <text:list>
            <text:list-item>
              <text:p text:style-name="P18">Le routage "dynamique"</text:p>
            </text:list-item>
          </text:list>
        </text:list-item>
      </text:list>
      <text:list text:style-name="LFO4" text:continue-numbering="true">
        <text:list-item>
          <text:list>
            <text:list-item>
              <text:p text:style-name="P19">Les middlewares</text:p>
            </text:list-item>
          </text:list>
        </text:list-item>
      </text:list>
      <text:list text:style-name="LFO5" text:continue-numbering="true">
        <text:list-item>
          <text:list>
            <text:list-item>
              <text:p text:style-name="P20">Les templates EJS</text:p>
            </text:list-item>
          </text:list>
        </text:list-item>
      </text:list>
      <text:p text:style-name="P21"/>
      <text:p text:style-name="P22">Nous avons donc décidé de l’utiliser pour ce projet.</text:p>
      <text:soft-page-break/>
      <text:p text:style-name="P23">Pour la Gestion des bases de données, nous avons choisi d’utiliser MySQL, voici 10 raisons :</text:p>
      <text:p text:style-name="P24"/>
      <text:p text:style-name="P25"><text:span text:style-name="T26">1. Evolutivité et diversité d’emploi</text:span></text:p>
      <text:p text:style-name="P27"><text:span text:style-name="T28">2. Performances élevées</text:span></text:p>
      <text:p text:style-name="P29"><text:span text:style-name="T30">3. Haute fiabilité et Facile d’accès</text:span></text:p>
      <text:p text:style-name="P31"><text:span text:style-name="T32">4. Outil déjà maitrisé par les élèves.</text:span></text:p>
      <text:p text:style-name="P33"><text:span text:style-name="T34">5. Standard pour la plupart des sites</text:span></text:p>
      <text:p text:style-name="P35"><text:span text:style-name="T36">6. Bonne Sécurité des bases de données</text:span></text:p>
      <text:p text:style-name="P37"><text:span text:style-name="T38">7. Application compréhensive</text:span></text:p>
      <text:p text:style-name="P39"><text:span text:style-name="T40">8. Facilité de Gestion</text:span></text:p>
      <text:p text:style-name="P41"><text:span text:style-name="T42">9. Liberté de l’Open Source<text:s/></text:span></text:p>
      <text:p text:style-name="P43"><text:span text:style-name="T44">10. Adapté à notre projet, fonctionne bien avec le node.js</text:span>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>Les Sources :<text:s/><text:tab/></text:p>
      <text:p text:style-name="P55"><text:a xlink:href="https://hackernoon.com/nodejs-vs-php-which-is-better-for-your-web-development-he7oa24wp?fbclid=IwAR1j94SF7S5GOm9gBaYRKOJN-687GUJVsjz77hOYW2_qZIO85j9SgroD4h8" office:target-frame-name="_top" xlink:show="replace"><text:span text:style-name="Hyperlink">https://hackernoon.com/nodejs-vs-php-which-is-better-for-your-web-development-he7oa2</text:span><text:span text:style-name="Hyperlink">4wp?fbclid=IwAR1j94SF7S5GOm9gBaYRKOJN-687GUJVsjz77hOYW2_qZIO85j9SgroD4h8</text:span></text:a></text:p>
      <text:p text:style-name="P56"><text:a xlink:href="https://www.javatpoint.com/nodejs-vs-php?fbclid=IwAR3jIbUHzeCbEZk1b8d4PwuHYNBN4PGcRsqXqM45nfGwpY4cVrc6xjiCfZI" office:target-frame-name="_top" xlink:show="replace"><text:span text:style-name="Hyperlink">https://www.javatpoint.com/nodejs-vs-php?fbclid=IwAR3jIb</text:span><text:span text:style-name="Hyperlink">UHzeCbEZk1b8d4PwuHYNBN4PGcRsqXqM45nfGwpY4cVrc6xjiCfZI</text:span></text:a></text:p>
      <text:p text:style-name="P57"><text:a xlink:href="http://www.databasequest.com/index.php/product-service/mysql-dbquest" office:target-frame-name="_top" xlink:show="replace"><text:span text:style-name="Hyperlink">http://www.databasequest.com/index.php/product-service/mysql-dbquest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IntenseQuote" style:display-name="Intense Quot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4472C4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Footer" style:family="paragraph">
      <style:paragraph-properties>
        <style:tab-stops>
          <style:tab-stop style:type="center" style:position="3.15in"/>
        </style:tab-stops>
      </style:paragraph-properties>
    </style:style>
    <style:style style:name="T3" style:parent-style-name="DefaultParagraphFont" style:family="text">
      <style:text-properties fo:language="en" fo:country="GB"/>
    </style:style>
  </office:automatic-styles>
  <office:master-styles>
    <style:master-page style:name="MP0" style:page-layout-name="PL0">
      <style:header>
        <text:p text:style-name="Title"/>
        <text:p text:style-name="Header"/>
      </style:header>
      <style:footer>
        <text:p text:style-name="P2">Développement web<text:s/><text:tab/><text:tab/><text:tab/><text:tab/><text:tab/><text:tab/><text:span text:style-name="T3"><text:s/>Groupe 2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ël dieuzeide.</meta:initial-creator>
    <dc:creator>Gaël dieuzeide.</dc:creator>
    <meta:creation-date>2020-03-11T15:18:00Z</meta:creation-date>
    <dc:date>2020-03-11T15:18:00Z</dc:date>
    <meta:template xlink:href="Normal" xlink:type="simple"/>
    <meta:editing-cycles>2</meta:editing-cycles>
    <meta:editing-duration>PT0S</meta:editing-duration>
    <meta:document-statistic meta:page-count="2" meta:paragraph-count="5" meta:word-count="399" meta:character-count="2591" meta:row-count="18" meta:non-whitespace-character-count="2197"/>
  </office:meta>
</office:document-meta>
</file>